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AddAction.getColumnValues( Configuration tableConf , CacheHelper queryData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baseAddAction.selectMode( boolean isAutoIncrement , Map mod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baseAddAction.setKeyAuto( Configuration table , Column column , int currentIndex , int rowIndex , Connection conn , PreparedStatement statement , Map objectModel , String outputMode , Map result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atabaseAddAction.storeKeyValue( Configuration tableConf , Column key , int rowIndex , Connection conn , Statement statement , Map objectModel , String outputMode , Map resul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tabaseAddAction.getQuery( Configuration table , Map modeTypes , Map defaultModeName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DatabaseAddAction.processRow( Map objectModel , Connection conn , PreparedStatement statement , String outputMode , Configuration table , CacheHelper queryData , Object [ ] [ ] columnValues , int rowIndex , Map result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atabaseAddAction.honourAuto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